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Ubuntu" officeooo:rsid="0003fb31" officeooo:paragraph-rsid="0003fb31"/>
    </style:style>
    <style:style style:name="T1" style:family="text">
      <style:text-properties officeooo:rsid="000636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173057" text:style-name="L1">
        <text:list-item>
          <text:p text:style-name="P1"><text:span text:style-name="T1">\</text:span>Nihat Office Hours: DC 209 – Tue/Thurs 1:15 – 2:15 pm</text:p>
        </text:list-item>
        <text:list-item>
          <text:p text:style-name="P1">Sid <text:s text:c="5"/>Office Hours: DC 242 – Mon/Wed 1:30 – 2:30 p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4:34:44.347259739</meta:creation-date>
    <meta:generator>LibreOffice/6.4.7.2$Linux_X86_64 LibreOffice_project/40$Build-2</meta:generator>
    <dc:date>2022-03-01T18:07:03.539941067</dc:date>
    <meta:editing-duration>PT5H2M6S</meta:editing-duration>
    <meta:editing-cycles>2</meta:editing-cycles>
    <meta:document-statistic meta:table-count="0" meta:image-count="0" meta:object-count="0" meta:page-count="1" meta:paragraph-count="2" meta:word-count="20" meta:character-count="110" meta:non-whitespace-character-count="85"/>
  </office:meta>
</office:document-meta>
</file>